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07.198902666">
            <text:p>￥73,9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/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633">
            <text:p>32,63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633">
            <text:p>￥32,6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633">
            <text:p>32633</text:p>
          </table:table-cell>
          <table:table-cell table:style-name="ce24"/>
          <table:table-cell table:style-name="ce28" table:formula="of:=SUM([.I3:.I6])" office:value-type="currency" office:currency="JPY" office:value="3684.7881162">
            <text:p>￥3,68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54100">
            <text:p>￥654,100</text:p>
          </table:table-cell>
          <table:table-cell table:style-name="ce17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000592">
            <text:p>0.00000592</text:p>
          </table:table-cell>
          <table:table-cell table:style-name="ce25" table:formula="of:=[.G3]*[.H$1]" office:value-type="float" office:value="0">
            <text:p>0.0000</text:p>
          </table:table-cell>
          <table:table-cell table:style-name="ce29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6.078">
            <text:p>￥16.078</text:p>
          </table:table-cell>
          <table:table-cell table:style-name="ce17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0.004547">
            <text:p>0.004547</text:p>
          </table:table-cell>
          <table:table-cell table:style-name="ce26" table:formula="of:=[.G4]*[.H$1]" office:value-type="float" office:value="0">
            <text:p>0.0</text:p>
          </table:table-cell>
          <table:table-cell table:style-name="ce29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19.8">
            <text:p>￥219.800</text:p>
          </table:table-cell>
          <table:table-cell table:style-name="ce17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0.944">
            <text:p>0.944</text:p>
          </table:table-cell>
          <table:table-cell table:style-name="ce24" table:formula="of:=[.G5]*[.H$1]" office:value-type="float" office:value="0">
            <text:p>0</text:p>
          </table:table-cell>
          <table:table-cell table:style-name="ce29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51927778">
            <text:p>1.51927778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5800">
            <text:p>￥45,800</text:p>
          </table:table-cell>
          <table:table-cell table:style-name="ce17" table:formula="of:=[.D6]*[.G6]" office:value-type="currency" office:currency="JPY" office:value="73695.762324">
            <text:p>￥73,6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60907778">
            <text:p>1.60907778</text:p>
          </table:table-cell>
          <table:table-cell table:style-name="ce25" table:formula="of:=[.G6]*[.H$7]" office:value-type="float" office:value="0.080453889">
            <text:p>0.0805</text:p>
          </table:table-cell>
          <table:table-cell table:style-name="ce29" table:formula="of:=[.H6]*[.D6]" office:value-type="currency" office:currency="JPY" office:value="3684.7881162">
            <text:p>￥3,68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76.7997256665">
            <text:p>￥18,47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727.42924615">
            <text:p>￥77,72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1">
            <text:p>10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6312">
            <text:p>26,3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6312">
            <text:p>￥26,3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6312">
            <text:p>26312</text:p>
          </table:table-cell>
          <table:table-cell table:style-name="ce24"/>
          <table:table-cell table:style-name="ce28" table:formula="of:=SUM([.I3:.I6])" office:value-type="currency" office:currency="JPY" office:value="6576.460559275">
            <text:p>￥6,57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69591">
            <text:p>0.0016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73515">
            <text:p>￥673,515</text:p>
          </table:table-cell>
          <table:table-cell table:style-name="ce17" table:formula="of:=[.D3]*[.G3]" office:value-type="currency" office:currency="JPY" office:value="1142.22082365">
            <text:p>￥1,14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169591">
            <text:p>0.00169591</text:p>
          </table:table-cell>
          <table:table-cell table:style-name="ce25" table:formula="of:=[.G3]*[.H$1]" office:value-type="float" office:value="0.00169591">
            <text:p>0.0017</text:p>
          </table:table-cell>
          <table:table-cell table:style-name="ce29" table:formula="of:=[.H3]*[.D3]" office:value-type="currency" office:currency="JPY" office:value="1142.22082365">
            <text:p>￥1,142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.3045">
            <text:p>47.3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6.78">
            <text:p>￥16.780</text:p>
          </table:table-cell>
          <table:table-cell table:style-name="ce17" table:formula="of:=[.D4]*([.B4]+[.C4])" office:value-type="currency" office:currency="JPY" office:value="793.76951">
            <text:p>￥7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.3045">
            <text:p>47.3045</text:p>
          </table:table-cell>
          <table:table-cell table:style-name="ce26" table:formula="of:=[.G4]*[.H$1]" office:value-type="float" office:value="47.3045">
            <text:p>47.3</text:p>
          </table:table-cell>
          <table:table-cell table:style-name="ce29" table:formula="of:=[.H4]*[.D4]" office:value-type="currency" office:currency="JPY" office:value="793.76951">
            <text:p>￥793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.944">
            <text:p>3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27.1">
            <text:p>￥227.100</text:p>
          </table:table-cell>
          <table:table-cell table:style-name="ce17" table:formula="of:=[.D5]*[.G5]" office:value-type="currency" office:currency="JPY" office:value="895.6824">
            <text:p>￥8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.944">
            <text:p>3.944</text:p>
          </table:table-cell>
          <table:table-cell table:style-name="ce24" table:formula="of:=[.G5]*[.H$1]" office:value-type="float" office:value="3.944">
            <text:p>4</text:p>
          </table:table-cell>
          <table:table-cell table:style-name="ce29" table:formula="of:=[.H5]*[.D5]" office:value-type="currency" office:currency="JPY" office:value="895.6824">
            <text:p>￥895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46647546">
            <text:p>1.466475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125">
            <text:p>￥48,125</text:p>
          </table:table-cell>
          <table:table-cell table:style-name="ce17" table:formula="of:=[.D6]*[.G6]" office:value-type="currency" office:currency="JPY" office:value="74895.7565125">
            <text:p>￥74,8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55627546">
            <text:p>1.55627546</text:p>
          </table:table-cell>
          <table:table-cell table:style-name="ce25" table:formula="of:=[.G6]*[.H$7]" office:value-type="float" office:value="0.077813773">
            <text:p>0.0778</text:p>
          </table:table-cell>
          <table:table-cell table:style-name="ce29" table:formula="of:=[.H6]*[.D6]" office:value-type="currency" office:currency="JPY" office:value="3744.787825625">
            <text:p>￥3,74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431.8573115375">
            <text:p>￥19,43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755.50275935">
            <text:p>￥77,75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5">
            <text:p>5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9766">
            <text:p>19,7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9766">
            <text:p>￥19,76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9766">
            <text:p>19766</text:p>
          </table:table-cell>
          <table:table-cell table:style-name="ce24"/>
          <table:table-cell table:style-name="ce28" table:formula="of:=SUM([.I3:.I6])" office:value-type="currency" office:currency="JPY" office:value="6359.7757729925">
            <text:p>￥6,36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39591">
            <text:p>0.0033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75400">
            <text:p>￥675,400</text:p>
          </table:table-cell>
          <table:table-cell table:style-name="ce17" table:formula="of:=[.D3]*[.G3]" office:value-type="currency" office:currency="JPY" office:value="2293.597614">
            <text:p>￥2,29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339591">
            <text:p>0.00339591</text:p>
          </table:table-cell>
          <table:table-cell table:style-name="ce25" table:formula="of:=[.G3]*[.H$1]" office:value-type="float" office:value="0.001697955">
            <text:p>0.0017</text:p>
          </table:table-cell>
          <table:table-cell table:style-name="ce29" table:formula="of:=[.H3]*[.D3]" office:value-type="currency" office:currency="JPY" office:value="1146.798807">
            <text:p>￥1,14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94.7045">
            <text:p>94.7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6.629">
            <text:p>￥16.629</text:p>
          </table:table-cell>
          <table:table-cell table:style-name="ce17" table:formula="of:=[.D4]*([.B4]+[.C4])" office:value-type="currency" office:currency="JPY" office:value="1574.8411305">
            <text:p>￥1,5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4.7045">
            <text:p>94.7045</text:p>
          </table:table-cell>
          <table:table-cell table:style-name="ce26" table:formula="of:=[.G4]*[.H$1]" office:value-type="float" office:value="47.35225">
            <text:p>47.4</text:p>
          </table:table-cell>
          <table:table-cell table:style-name="ce29" table:formula="of:=[.H4]*[.D4]" office:value-type="currency" office:currency="JPY" office:value="787.42056525">
            <text:p>￥78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34">
            <text:p>￥234.000</text:p>
          </table:table-cell>
          <table:table-cell table:style-name="ce17" table:formula="of:=[.D5]*[.G5]" office:value-type="currency" office:currency="JPY" office:value="1624.896">
            <text:p>￥1,62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.944">
            <text:p>6.944</text:p>
          </table:table-cell>
          <table:table-cell table:style-name="ce24" table:formula="of:=[.G5]*[.H$1]" office:value-type="float" office:value="3.472">
            <text:p>3</text:p>
          </table:table-cell>
          <table:table-cell table:style-name="ce29" table:formula="of:=[.H5]*[.D5]" office:value-type="currency" office:currency="JPY" office:value="812.448">
            <text:p>￥81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40988181">
            <text:p>1.409881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185">
            <text:p>￥48,185</text:p>
          </table:table-cell>
          <table:table-cell table:style-name="ce17" table:formula="of:=[.D6]*[.G6]" office:value-type="currency" office:currency="JPY" office:value="72262.16801485">
            <text:p>￥72,26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49968181">
            <text:p>1.49968181</text:p>
          </table:table-cell>
          <table:table-cell table:style-name="ce25" table:formula="of:=[.G6]*[.H$7]" office:value-type="float" office:value="0.0749840905">
            <text:p>0.0750</text:p>
          </table:table-cell>
          <table:table-cell table:style-name="ce29" table:formula="of:=[.H6]*[.D6]" office:value-type="currency" office:currency="JPY" office:value="3613.1084007425">
            <text:p>￥3,61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438.8756898375">
            <text:p>￥19,43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225.154446">
            <text:p>￥83,2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5">
            <text:p>2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760">
            <text:p>6,7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760">
            <text:p>￥6,7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760">
            <text:p>6760</text:p>
          </table:table-cell>
          <table:table-cell table:style-name="ce24"/>
          <table:table-cell table:style-name="ce28" table:formula="of:=SUM([.I3:.I6])" office:value-type="currency" office:currency="JPY" office:value="6431.85116168">
            <text:p>￥6,4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69591">
            <text:p>0.00669591</text:p>
          </table:table-cell>
          <table:table-cell table:style-name="ce8" office:value-type="float" office:value="0">
            <text:p>0</text:p>
          </table:table-cell>
          <table:table-cell table:style-name="ce12" office:value-type="currency" office:currency="JPY" office:value="687090">
            <text:p>￥687,090</text:p>
          </table:table-cell>
          <table:table-cell table:style-name="ce17" table:formula="of:=[.D3]*[.G3]" office:value-type="currency" office:currency="JPY" office:value="4600.6928019">
            <text:p>￥4,60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669591">
            <text:p>0.00669591</text:p>
          </table:table-cell>
          <table:table-cell table:style-name="ce25" table:formula="of:=[.G3]*[.H$1]" office:value-type="float" office:value="0.0016739775">
            <text:p>0.0017</text:p>
          </table:table-cell>
          <table:table-cell table:style-name="ce29" table:formula="of:=[.H3]*[.D3]" office:value-type="currency" office:currency="JPY" office:value="1150.173200475">
            <text:p>￥1,1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89.4045">
            <text:p>189.40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7.51">
            <text:p>￥17.510</text:p>
          </table:table-cell>
          <table:table-cell table:style-name="ce17" table:formula="of:=[.D4]*([.B4]+[.C4])" office:value-type="currency" office:currency="JPY" office:value="3316.472795">
            <text:p>￥3,3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189.4045">
            <text:p>189.4045</text:p>
          </table:table-cell>
          <table:table-cell table:style-name="ce26" table:formula="of:=[.G4]*[.H$1]" office:value-type="float" office:value="47.351125">
            <text:p>47.4</text:p>
          </table:table-cell>
          <table:table-cell table:style-name="ce29" table:formula="of:=[.H4]*[.D4]" office:value-type="currency" office:currency="JPY" office:value="829.11819875">
            <text:p>￥8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0">
            <text:p>0</text:p>
          </table:table-cell>
          <table:table-cell table:style-name="ce13" office:value-type="currency" office:currency="JPY" office:value="246.4">
            <text:p>￥246.400</text:p>
          </table:table-cell>
          <table:table-cell table:style-name="ce17" table:formula="of:=[.D5]*[.G5]" office:value-type="currency" office:currency="JPY" office:value="3435.8016">
            <text:p>￥3,43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3.944">
            <text:p>13.944</text:p>
          </table:table-cell>
          <table:table-cell table:style-name="ce24" table:formula="of:=[.G5]*[.H$1]" office:value-type="float" office:value="3.486">
            <text:p>3</text:p>
          </table:table-cell>
          <table:table-cell table:style-name="ce29" table:formula="of:=[.H5]*[.D5]" office:value-type="currency" office:currency="JPY" office:value="858.9504">
            <text:p>￥85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30428762">
            <text:p>1.3042876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1555">
            <text:p>￥51,555</text:p>
          </table:table-cell>
          <table:table-cell table:style-name="ce17" table:formula="of:=[.D6]*[.G6]" office:value-type="currency" office:currency="JPY" office:value="71872.1872491">
            <text:p>￥71,87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9408762">
            <text:p>1.39408762</text:p>
          </table:table-cell>
          <table:table-cell table:style-name="ce25" table:formula="of:=[.G6]*[.H$7]" office:value-type="float" office:value="0.069704381">
            <text:p>0.0697</text:p>
          </table:table-cell>
          <table:table-cell table:style-name="ce29" table:formula="of:=[.H6]*[.D6]" office:value-type="currency" office:currency="JPY" office:value="3593.609362455">
            <text:p>￥3,59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06.2886115">
            <text:p>￥20,80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895.20057955">
            <text:p>￥78,89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2">
            <text:p>2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5731">
            <text:p>175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5731">
            <text:p>￥175,73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5731">
            <text:p>175731</text:p>
          </table:table-cell>
          <table:table-cell table:style-name="ce24"/>
          <table:table-cell table:style-name="ce28" table:formula="of:=SUM([.I3:.I6])" office:value-type="currency" office:currency="JPY" office:value="5961.51838376">
            <text:p>￥5,96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139591">
            <text:p>0.001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56405">
            <text:p>￥656,405</text:p>
          </table:table-cell>
          <table:table-cell table:style-name="ce17" table:formula="of:=[.D3]*[.G3]" office:value-type="currency" office:currency="JPY" office:value="5511.11730355">
            <text:p>￥5,5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839591">
            <text:p>0.00839591</text:p>
          </table:table-cell>
          <table:table-cell table:style-name="ce25" table:formula="of:=[.G3]*[.H$1]" office:value-type="float" office:value="0.001679182">
            <text:p>0.0017</text:p>
          </table:table-cell>
          <table:table-cell table:style-name="ce29" table:formula="of:=[.H3]*[.D3]" office:value-type="currency" office:currency="JPY" office:value="1102.22346071">
            <text:p>￥1,102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.7045">
            <text:p>46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6.31">
            <text:p>￥16.310</text:p>
          </table:table-cell>
          <table:table-cell table:style-name="ce17" table:formula="of:=[.D4]*([.B4]+[.C4])" office:value-type="currency" office:currency="JPY" office:value="3860.650395">
            <text:p>￥3,86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36.7045">
            <text:p>236.7045</text:p>
          </table:table-cell>
          <table:table-cell table:style-name="ce26" table:formula="of:=[.G4]*[.H$1]" office:value-type="float" office:value="47.3409">
            <text:p>47.3</text:p>
          </table:table-cell>
          <table:table-cell table:style-name="ce29" table:formula="of:=[.H4]*[.D4]" office:value-type="currency" office:currency="JPY" office:value="772.130079">
            <text:p>￥772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5">
            <text:p>15</text:p>
          </table:table-cell>
          <table:table-cell table:style-name="ce13" office:value-type="currency" office:currency="JPY" office:value="227">
            <text:p>￥227.000</text:p>
          </table:table-cell>
          <table:table-cell table:style-name="ce17" table:formula="of:=[.D5]*[.G5]" office:value-type="currency" office:currency="JPY" office:value="4073.288">
            <text:p>￥4,07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17.944">
            <text:p>17.944</text:p>
          </table:table-cell>
          <table:table-cell table:style-name="ce24" table:formula="of:=[.G5]*[.H$1]" office:value-type="float" office:value="3.5888">
            <text:p>4</text:p>
          </table:table-cell>
          <table:table-cell table:style-name="ce29" table:formula="of:=[.H5]*[.D5]" office:value-type="currency" office:currency="JPY" office:value="814.6576">
            <text:p>￥814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25084205">
            <text:p>1.2508420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48820">
            <text:p>￥48,820</text:p>
          </table:table-cell>
          <table:table-cell table:style-name="ce17" table:formula="of:=[.D6]*[.G6]" office:value-type="currency" office:currency="JPY" office:value="65450.144881">
            <text:p>￥65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34064205">
            <text:p>1.34064205</text:p>
          </table:table-cell>
          <table:table-cell table:style-name="ce25" table:formula="of:=[.G6]*[.H$7]" office:value-type="float" office:value="0.0670321025">
            <text:p>0.0670</text:p>
          </table:table-cell>
          <table:table-cell table:style-name="ce29" table:formula="of:=[.H6]*[.D6]" office:value-type="currency" office:currency="JPY" office:value="3272.50724405">
            <text:p>￥3,27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723.8001448875">
            <text:p>￥19,72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5677.2579277">
            <text:p>￥85,67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67">
            <text:p>1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9726">
            <text:p>169,7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9726">
            <text:p>￥169,7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9726">
            <text:p>169726</text:p>
          </table:table-cell>
          <table:table-cell table:style-name="ce24"/>
          <table:table-cell table:style-name="ce28" table:formula="of:=SUM([.I3:.I6])" office:value-type="currency" office:currency="JPY" office:value="6349.66987171905">
            <text:p>￥6,3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309591">
            <text:p>0.003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689615">
            <text:p>￥689,615</text:p>
          </table:table-cell>
          <table:table-cell table:style-name="ce17" table:formula="of:=[.D3]*[.G3]" office:value-type="currency" office:currency="JPY" office:value="6962.29097465">
            <text:p>￥6,96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009591">
            <text:p>0.01009591</text:p>
          </table:table-cell>
          <table:table-cell table:style-name="ce25" table:formula="of:=[.G3]*[.H$1]" office:value-type="float" office:value="0.00168601697">
            <text:p>0.0017</text:p>
          </table:table-cell>
          <table:table-cell table:style-name="ce29" table:formula="of:=[.H3]*[.D3]" office:value-type="currency" office:currency="JPY" office:value="1162.70259276655">
            <text:p>￥1,162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94.1045">
            <text:p>94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8.6">
            <text:p>￥18.600</text:p>
          </table:table-cell>
          <table:table-cell table:style-name="ce17" table:formula="of:=[.D4]*([.B4]+[.C4])" office:value-type="currency" office:currency="JPY" office:value="5284.3437">
            <text:p>￥5,28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84.1045">
            <text:p>284.1045</text:p>
          </table:table-cell>
          <table:table-cell table:style-name="ce26" table:formula="of:=[.G4]*[.H$1]" office:value-type="float" office:value="47.4454515">
            <text:p>47.4</text:p>
          </table:table-cell>
          <table:table-cell table:style-name="ce29" table:formula="of:=[.H4]*[.D4]" office:value-type="currency" office:currency="JPY" office:value="882.4853979">
            <text:p>￥882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.944">
            <text:p>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58.3">
            <text:p>￥258.300</text:p>
          </table:table-cell>
          <table:table-cell table:style-name="ce17" table:formula="of:=[.D5]*[.G5]" office:value-type="currency" office:currency="JPY" office:value="5409.8352">
            <text:p>￥5,41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0.944">
            <text:p>20.944</text:p>
          </table:table-cell>
          <table:table-cell table:style-name="ce24" table:formula="of:=[.G5]*[.H$1]" office:value-type="float" office:value="3.497648">
            <text:p>3</text:p>
          </table:table-cell>
          <table:table-cell table:style-name="ce29" table:formula="of:=[.H5]*[.D5]" office:value-type="currency" office:currency="JPY" office:value="903.4424784">
            <text:p>￥903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19470171">
            <text:p>1.1947017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2955">
            <text:p>￥52,955</text:p>
          </table:table-cell>
          <table:table-cell table:style-name="ce17" table:formula="of:=[.D6]*[.G6]" office:value-type="currency" office:currency="JPY" office:value="68020.78805305">
            <text:p>￥68,02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8450171">
            <text:p>1.28450171</text:p>
          </table:table-cell>
          <table:table-cell table:style-name="ce25" table:formula="of:=[.G6]*[.H$7]" office:value-type="float" office:value="0.0642250855">
            <text:p>0.0642</text:p>
          </table:table-cell>
          <table:table-cell table:style-name="ce29" table:formula="of:=[.H6]*[.D6]" office:value-type="currency" office:currency="JPY" office:value="3401.0394026525">
            <text:p>￥3,401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419.314481925">
            <text:p>￥21,41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969.9364651">
            <text:p>￥88,97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43">
            <text:p>14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3077">
            <text:p>163,0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3077">
            <text:p>￥163,07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3077">
            <text:p>163077</text:p>
          </table:table-cell>
          <table:table-cell table:style-name="ce24"/>
          <table:table-cell table:style-name="ce28" table:formula="of:=SUM([.I3:.I6])" office:value-type="currency" office:currency="JPY" office:value="6462.5655233413">
            <text:p>￥6,46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479591">
            <text:p>0.004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08010">
            <text:p>￥708,010</text:p>
          </table:table-cell>
          <table:table-cell table:style-name="ce17" table:formula="of:=[.D3]*[.G3]" office:value-type="currency" office:currency="JPY" office:value="8351.6222391">
            <text:p>￥8,3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179591">
            <text:p>0.01179591</text:p>
          </table:table-cell>
          <table:table-cell table:style-name="ce25" table:formula="of:=[.G3]*[.H$1]" office:value-type="float" office:value="0.00168681513">
            <text:p>0.0017</text:p>
          </table:table-cell>
          <table:table-cell table:style-name="ce29" table:formula="of:=[.H3]*[.D3]" office:value-type="currency" office:currency="JPY" office:value="1194.2819801913">
            <text:p>￥1,19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41.5045">
            <text:p>141.5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19.3">
            <text:p>￥19.300</text:p>
          </table:table-cell>
          <table:table-cell table:style-name="ce17" table:formula="of:=[.D4]*([.B4]+[.C4])" office:value-type="currency" office:currency="JPY" office:value="6398.03685">
            <text:p>￥6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31.5045">
            <text:p>331.5045</text:p>
          </table:table-cell>
          <table:table-cell table:style-name="ce26" table:formula="of:=[.G4]*[.H$1]" office:value-type="float" office:value="47.4051435">
            <text:p>47.4</text:p>
          </table:table-cell>
          <table:table-cell table:style-name="ce29" table:formula="of:=[.H4]*[.D4]" office:value-type="currency" office:currency="JPY" office:value="914.91926955">
            <text:p>￥914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6.944">
            <text:p>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76.9">
            <text:p>￥276.900</text:p>
          </table:table-cell>
          <table:table-cell table:style-name="ce17" table:formula="of:=[.D5]*[.G5]" office:value-type="currency" office:currency="JPY" office:value="6906.9936">
            <text:p>￥6,9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4.944">
            <text:p>24.944</text:p>
          </table:table-cell>
          <table:table-cell table:style-name="ce24" table:formula="of:=[.G5]*[.H$1]" office:value-type="float" office:value="3.566992">
            <text:p>4</text:p>
          </table:table-cell>
          <table:table-cell table:style-name="ce29" table:formula="of:=[.H5]*[.D5]" office:value-type="currency" office:currency="JPY" office:value="987.7000848">
            <text:p>￥987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14757654">
            <text:p>1.14757654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400">
            <text:p>￥54,400</text:p>
          </table:table-cell>
          <table:table-cell table:style-name="ce17" table:formula="of:=[.D6]*[.G6]" office:value-type="currency" office:currency="JPY" office:value="67313.283776">
            <text:p>￥67,31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23737654">
            <text:p>1.23737654</text:p>
          </table:table-cell>
          <table:table-cell table:style-name="ce25" table:formula="of:=[.G6]*[.H$7]" office:value-type="float" office:value="0.061868827">
            <text:p>0.0619</text:p>
          </table:table-cell>
          <table:table-cell table:style-name="ce29" table:formula="of:=[.H6]*[.D6]" office:value-type="currency" office:currency="JPY" office:value="3365.6641888">
            <text:p>￥3,365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242.484116275">
            <text:p>￥22,2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64.60982265">
            <text:p>￥97,06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25">
            <text:p>12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6597">
            <text:p>156,5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597">
            <text:p>￥156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597">
            <text:p>156597</text:p>
          </table:table-cell>
          <table:table-cell table:style-name="ce24"/>
          <table:table-cell table:style-name="ce28" table:formula="of:=SUM([.I3:.I6])" office:value-type="currency" office:currency="JPY" office:value="6832.42553095625">
            <text:p>￥6,8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649591">
            <text:p>0.006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7865">
            <text:p>￥747,865</text:p>
          </table:table-cell>
          <table:table-cell table:style-name="ce17" table:formula="of:=[.D3]*[.G3]" office:value-type="currency" office:currency="JPY" office:value="10093.11873215">
            <text:p>￥10,09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349591">
            <text:p>0.01349591</text:p>
          </table:table-cell>
          <table:table-cell table:style-name="ce25" table:formula="of:=[.G3]*[.H$1]" office:value-type="float" office:value="0.00168698875">
            <text:p>0.0017</text:p>
          </table:table-cell>
          <table:table-cell table:style-name="ce29" table:formula="of:=[.H3]*[.D3]" office:value-type="currency" office:currency="JPY" office:value="1261.63984151875">
            <text:p>￥1,261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188.9045">
            <text:p>188.9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59">
            <text:p>￥21.459</text:p>
          </table:table-cell>
          <table:table-cell table:style-name="ce17" table:formula="of:=[.D4]*([.B4]+[.C4])" office:value-type="currency" office:currency="JPY" office:value="8130.9116655">
            <text:p>￥8,1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78.9045">
            <text:p>378.9045</text:p>
          </table:table-cell>
          <table:table-cell table:style-name="ce26" table:formula="of:=[.G4]*[.H$1]" office:value-type="float" office:value="47.3630625">
            <text:p>47.4</text:p>
          </table:table-cell>
          <table:table-cell table:style-name="ce29" table:formula="of:=[.H4]*[.D4]" office:value-type="currency" office:currency="JPY" office:value="1016.3639581875">
            <text:p>￥1,016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9.944">
            <text:p>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2.2">
            <text:p>￥292.200</text:p>
          </table:table-cell>
          <table:table-cell table:style-name="ce17" table:formula="of:=[.D5]*[.G5]" office:value-type="currency" office:currency="JPY" office:value="8165.2368">
            <text:p>￥8,16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27.944">
            <text:p>27.944</text:p>
          </table:table-cell>
          <table:table-cell table:style-name="ce24" table:formula="of:=[.G5]*[.H$1]" office:value-type="float" office:value="3.493">
            <text:p>3</text:p>
          </table:table-cell>
          <table:table-cell table:style-name="ce29" table:formula="of:=[.H5]*[.D5]" office:value-type="currency" office:currency="JPY" office:value="1020.6546">
            <text:p>￥1,02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10052156">
            <text:p>1.1005215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75">
            <text:p>￥59,375</text:p>
          </table:table-cell>
          <table:table-cell table:style-name="ce17" table:formula="of:=[.D6]*[.G6]" office:value-type="currency" office:currency="JPY" office:value="70675.342625">
            <text:p>￥70,67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9032156">
            <text:p>1.19032156</text:p>
          </table:table-cell>
          <table:table-cell table:style-name="ce25" table:formula="of:=[.G6]*[.H$7]" office:value-type="float" office:value="0.059516078">
            <text:p>0.0595</text:p>
          </table:table-cell>
          <table:table-cell table:style-name="ce29" table:formula="of:=[.H6]*[.D6]" office:value-type="currency" office:currency="JPY" office:value="3533.76713125">
            <text:p>￥3,533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66.1524556625">
            <text:p>￥24,26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216.35146985">
            <text:p>￥95,21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11">
            <text:p>11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4"/>
          <table:table-cell table:style-name="ce28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819591">
            <text:p>0.008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32535">
            <text:p>￥732,535</text:p>
          </table:table-cell>
          <table:table-cell table:style-name="ce17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5" table:formula="of:=[.G3]*[.H$1]" office:value-type="float" office:value="0.00168674601">
            <text:p>0.0017</text:p>
          </table:table-cell>
          <table:table-cell table:style-name="ce29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23.2045">
            <text:p>223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36">
            <text:p>￥21.360</text:p>
          </table:table-cell>
          <table:table-cell table:style-name="ce17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6" table:formula="of:=[.G4]*[.H$1]" office:value-type="float" office:value="45.8656995">
            <text:p>45.9</text:p>
          </table:table-cell>
          <table:table-cell table:style-name="ce29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3.944">
            <text:p>13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3.5">
            <text:p>￥293.500</text:p>
          </table:table-cell>
          <table:table-cell table:style-name="ce17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1.944">
            <text:p>31.944</text:p>
          </table:table-cell>
          <table:table-cell table:style-name="ce24" table:formula="of:=[.G5]*[.H$1]" office:value-type="float" office:value="3.545784">
            <text:p>4</text:p>
          </table:table-cell>
          <table:table-cell table:style-name="ce29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1.05004781">
            <text:p>1.05004781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7800">
            <text:p>￥57,800</text:p>
          </table:table-cell>
          <table:table-cell table:style-name="ce17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13984781">
            <text:p>1.13984781</text:p>
          </table:table-cell>
          <table:table-cell table:style-name="ce25" table:formula="of:=[.G6]*[.H$7]" office:value-type="float" office:value="0.0569923905">
            <text:p>0.0570</text:p>
          </table:table-cell>
          <table:table-cell table:style-name="ce29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04.0878674625">
            <text:p>￥23,8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646.3940506">
            <text:p>￥97,6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1">
            <text:p>10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4"/>
          <table:table-cell table:style-name="ce28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989591">
            <text:p>0.0098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42980">
            <text:p>￥742,980</text:p>
          </table:table-cell>
          <table:table-cell table:style-name="ce17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5" table:formula="of:=[.G3]*[.H$1]" office:value-type="float" office:value="0.001689591">
            <text:p>0.0017</text:p>
          </table:table-cell>
          <table:table-cell table:style-name="ce29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283.6045">
            <text:p>283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01">
            <text:p>￥22.010</text:p>
          </table:table-cell>
          <table:table-cell table:style-name="ce17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6" table:formula="of:=[.G4]*[.H$1]" office:value-type="float" office:value="47.36045">
            <text:p>47.4</text:p>
          </table:table-cell>
          <table:table-cell table:style-name="ce29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6.944">
            <text:p>1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4.5">
            <text:p>￥294.500</text:p>
          </table:table-cell>
          <table:table-cell table:style-name="ce17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4.944">
            <text:p>34.944</text:p>
          </table:table-cell>
          <table:table-cell table:style-name="ce24" table:formula="of:=[.G5]*[.H$1]" office:value-type="float" office:value="3.4944">
            <text:p>3</text:p>
          </table:table-cell>
          <table:table-cell table:style-name="ce29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99391396">
            <text:p>0.9939139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405">
            <text:p>￥59,405</text:p>
          </table:table-cell>
          <table:table-cell table:style-name="ce17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8371396">
            <text:p>1.08371396</text:p>
          </table:table-cell>
          <table:table-cell table:style-name="ce25" table:formula="of:=[.G6]*[.H$7]" office:value-type="float" office:value="0.054185698">
            <text:p>0.0542</text:p>
          </table:table-cell>
          <table:table-cell table:style-name="ce29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11.59851265">
            <text:p>￥24,41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552.5522452">
            <text:p>￥91,5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91">
            <text:p>9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4"/>
          <table:table-cell table:style-name="ce28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159591">
            <text:p>0.0115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5500">
            <text:p>￥715,500</text:p>
          </table:table-cell>
          <table:table-cell table:style-name="ce17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5" table:formula="of:=[.G3]*[.H$1]" office:value-type="float" office:value="0.00169222781">
            <text:p>0.0017</text:p>
          </table:table-cell>
          <table:table-cell table:style-name="ce29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31.0045">
            <text:p>331.0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447">
            <text:p>￥21.447</text:p>
          </table:table-cell>
          <table:table-cell table:style-name="ce17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6" table:formula="of:=[.G4]*[.H$1]" office:value-type="float" office:value="47.4114095">
            <text:p>47.4</text:p>
          </table:table-cell>
          <table:table-cell table:style-name="ce29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19.944">
            <text:p>19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1.9">
            <text:p>￥291.900</text:p>
          </table:table-cell>
          <table:table-cell table:style-name="ce17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37.944">
            <text:p>37.944</text:p>
          </table:table-cell>
          <table:table-cell table:style-name="ce24" table:formula="of:=[.G5]*[.H$1]" office:value-type="float" office:value="3.452904">
            <text:p>3</text:p>
          </table:table-cell>
          <table:table-cell table:style-name="ce29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93037383">
            <text:p>0.930373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890">
            <text:p>￥54,890</text:p>
          </table:table-cell>
          <table:table-cell table:style-name="ce17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1.02017383">
            <text:p>1.02017383</text:p>
          </table:table-cell>
          <table:table-cell table:style-name="ce25" table:formula="of:=[.G6]*[.H$7]" office:value-type="float" office:value="0.0510086915">
            <text:p>0.0510</text:p>
          </table:table-cell>
          <table:table-cell table:style-name="ce29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888.1380613">
            <text:p>￥22,88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2599.6185074">
            <text:p>￥92,60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83">
            <text:p>8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4"/>
          <table:table-cell table:style-name="ce28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329591">
            <text:p>0.0132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3480">
            <text:p>￥723,480</text:p>
          </table:table-cell>
          <table:table-cell table:style-name="ce17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5" table:formula="of:=[.G3]*[.H$1]" office:value-type="float" office:value="0.00168456053">
            <text:p>0.0017</text:p>
          </table:table-cell>
          <table:table-cell table:style-name="ce29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378.2045">
            <text:p>378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2">
            <text:p>￥21.820</text:p>
          </table:table-cell>
          <table:table-cell table:style-name="ce17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6" table:formula="of:=[.G4]*[.H$1]" office:value-type="float" office:value="47.1609735">
            <text:p>47.2</text:p>
          </table:table-cell>
          <table:table-cell table:style-name="ce29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2.944">
            <text:p>2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299.1">
            <text:p>￥299.100</text:p>
          </table:table-cell>
          <table:table-cell table:style-name="ce17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0.944">
            <text:p>40.944</text:p>
          </table:table-cell>
          <table:table-cell table:style-name="ce24" table:formula="of:=[.G5]*[.H$1]" office:value-type="float" office:value="3.398352">
            <text:p>3</text:p>
          </table:table-cell>
          <table:table-cell table:style-name="ce29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86454183">
            <text:p>0.8645418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820">
            <text:p>￥55,820</text:p>
          </table:table-cell>
          <table:table-cell table:style-name="ce17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95434183">
            <text:p>0.95434183</text:p>
          </table:table-cell>
          <table:table-cell table:style-name="ce25" table:formula="of:=[.G6]*[.H$7]" office:value-type="float" office:value="0.0477170915">
            <text:p>0.0477</text:p>
          </table:table-cell>
          <table:table-cell table:style-name="ce29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149.90462685">
            <text:p>￥23,150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616.505994">
            <text:p>￥91,6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7">
            <text:p>7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4"/>
          <table:table-cell table:style-name="ce28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499591">
            <text:p>0.0149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19780">
            <text:p>￥719,780</text:p>
          </table:table-cell>
          <table:table-cell table:style-name="ce17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5" table:formula="of:=[.G3]*[.H$1]" office:value-type="float" office:value="0.00169368507">
            <text:p>0.0017</text:p>
          </table:table-cell>
          <table:table-cell table:style-name="ce29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5.6045">
            <text:p>42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609">
            <text:p>￥21.609</text:p>
          </table:table-cell>
          <table:table-cell table:style-name="ce17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6" table:formula="of:=[.G4]*[.H$1]" office:value-type="float" office:value="47.4015465">
            <text:p>47.4</text:p>
          </table:table-cell>
          <table:table-cell table:style-name="ce29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26.944">
            <text:p>2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0">
            <text:p>￥300.000</text:p>
          </table:table-cell>
          <table:table-cell table:style-name="ce17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4.944">
            <text:p>44.944</text:p>
          </table:table-cell>
          <table:table-cell table:style-name="ce24" table:formula="of:=[.G5]*[.H$1]" office:value-type="float" office:value="3.460688">
            <text:p>3</text:p>
          </table:table-cell>
          <table:table-cell table:style-name="ce29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79313526">
            <text:p>0.7931352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5495">
            <text:p>￥55,495</text:p>
          </table:table-cell>
          <table:table-cell table:style-name="ce17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8293526">
            <text:p>0.88293526</text:p>
          </table:table-cell>
          <table:table-cell table:style-name="ce25" table:formula="of:=[.G6]*[.H$7]" office:value-type="float" office:value="0.044146763">
            <text:p>0.0441</text:p>
          </table:table-cell>
          <table:table-cell table:style-name="ce29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04.1264985">
            <text:p>￥22,90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843.84894805">
            <text:p>￥90,84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71">
            <text:p>7.1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4"/>
          <table:table-cell table:style-name="ce28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669591">
            <text:p>0.0166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205">
            <text:p>￥724,205</text:p>
          </table:table-cell>
          <table:table-cell table:style-name="ce17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5" table:formula="of:=[.G3]*[.H$1]" office:value-type="float" office:value="0.00168240961">
            <text:p>0.0017</text:p>
          </table:table-cell>
          <table:table-cell table:style-name="ce29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2.7045">
            <text:p>472.7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1.87">
            <text:p>￥21.870</text:p>
          </table:table-cell>
          <table:table-cell table:style-name="ce17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6" table:formula="of:=[.G4]*[.H$1]" office:value-type="float" office:value="47.0520195">
            <text:p>47.1</text:p>
          </table:table-cell>
          <table:table-cell table:style-name="ce29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0.944">
            <text:p>3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1.1">
            <text:p>￥301.100</text:p>
          </table:table-cell>
          <table:table-cell table:style-name="ce17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48.944">
            <text:p>48.944</text:p>
          </table:table-cell>
          <table:table-cell table:style-name="ce24" table:formula="of:=[.G5]*[.H$1]" office:value-type="float" office:value="3.475024">
            <text:p>3</text:p>
          </table:table-cell>
          <table:table-cell table:style-name="ce29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72420415">
            <text:p>0.72420415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610">
            <text:p>￥54,610</text:p>
          </table:table-cell>
          <table:table-cell table:style-name="ce17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81400415">
            <text:p>0.81400415</text:p>
          </table:table-cell>
          <table:table-cell table:style-name="ce25" table:formula="of:=[.G6]*[.H$7]" office:value-type="float" office:value="0.0407002075">
            <text:p>0.0407</text:p>
          </table:table-cell>
          <table:table-cell table:style-name="ce29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710.9622370125">
            <text:p>￥22,711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020.53492195">
            <text:p>￥90,02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7">
            <text:p>6.7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4"/>
          <table:table-cell table:style-name="ce28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39591">
            <text:p>0.0183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2805">
            <text:p>￥722,805</text:p>
          </table:table-cell>
          <table:table-cell table:style-name="ce17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5" table:formula="of:=[.G3]*[.H$1]" office:value-type="float" office:value="0.00170152597">
            <text:p>0.0017</text:p>
          </table:table-cell>
          <table:table-cell table:style-name="ce29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3045">
            <text:p>520.3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19">
            <text:p>￥22.190</text:p>
          </table:table-cell>
          <table:table-cell table:style-name="ce17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6" table:formula="of:=[.G4]*[.H$1]" office:value-type="float" office:value="47.5904015">
            <text:p>47.6</text:p>
          </table:table-cell>
          <table:table-cell table:style-name="ce29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4.944">
            <text:p>34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7">
            <text:p>￥307.000</text:p>
          </table:table-cell>
          <table:table-cell table:style-name="ce17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2.944">
            <text:p>52.944</text:p>
          </table:table-cell>
          <table:table-cell table:style-name="ce24" table:formula="of:=[.G5]*[.H$1]" office:value-type="float" office:value="3.547248">
            <text:p>4</text:p>
          </table:table-cell>
          <table:table-cell table:style-name="ce29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64199733">
            <text:p>0.6419973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4180">
            <text:p>￥54,180</text:p>
          </table:table-cell>
          <table:table-cell table:style-name="ce17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73179733">
            <text:p>0.73179733</text:p>
          </table:table-cell>
          <table:table-cell table:style-name="ce25" table:formula="of:=[.G6]*[.H$7]" office:value-type="float" office:value="0.0365898665">
            <text:p>0.0366</text:p>
          </table:table-cell>
          <table:table-cell table:style-name="ce29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505.1337304875">
            <text:p>￥22,50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117.30030635">
            <text:p>￥89,11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63">
            <text:p>6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4"/>
          <table:table-cell table:style-name="ce28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9591">
            <text:p>0.0200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24980">
            <text:p>￥724,980</text:p>
          </table:table-cell>
          <table:table-cell table:style-name="ce17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5" table:formula="of:=[.G3]*[.H$1]" office:value-type="float" office:value="0.00170704233">
            <text:p>0.0017</text:p>
          </table:table-cell>
          <table:table-cell table:style-name="ce29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8.1045">
            <text:p>568.1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2.41">
            <text:p>￥22.410</text:p>
          </table:table-cell>
          <table:table-cell table:style-name="ce17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6" table:formula="of:=[.G4]*[.H$1]" office:value-type="float" office:value="47.7605835">
            <text:p>47.8</text:p>
          </table:table-cell>
          <table:table-cell table:style-name="ce29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944">
            <text:p>38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09">
            <text:p>￥309.000</text:p>
          </table:table-cell>
          <table:table-cell table:style-name="ce17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56.944">
            <text:p>56.944</text:p>
          </table:table-cell>
          <table:table-cell table:style-name="ce24" table:formula="of:=[.G5]*[.H$1]" office:value-type="float" office:value="3.587472">
            <text:p>4</text:p>
          </table:table-cell>
          <table:table-cell table:style-name="ce29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56031627">
            <text:p>0.56031627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3665">
            <text:p>￥53,665</text:p>
          </table:table-cell>
          <table:table-cell table:style-name="ce17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65011627">
            <text:p>0.65011627</text:p>
          </table:table-cell>
          <table:table-cell table:style-name="ce25" table:formula="of:=[.G6]*[.H$7]" office:value-type="float" office:value="0.0325058135">
            <text:p>0.0325</text:p>
          </table:table-cell>
          <table:table-cell table:style-name="ce29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279.3250765875">
            <text:p>￥22,279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131.8691607">
            <text:p>￥96,13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9">
            <text:p>5.9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4"/>
          <table:table-cell table:style-name="ce28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79591">
            <text:p>0.0217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62230">
            <text:p>￥762,230</text:p>
          </table:table-cell>
          <table:table-cell table:style-name="ce17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5" table:formula="of:=[.G3]*[.H$1]" office:value-type="float" office:value="0.00169895869">
            <text:p>0.0017</text:p>
          </table:table-cell>
          <table:table-cell table:style-name="ce29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5.6045">
            <text:p>615.6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488">
            <text:p>￥24.488</text:p>
          </table:table-cell>
          <table:table-cell table:style-name="ce17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6" table:formula="of:=[.G4]*[.H$1]" office:value-type="float" office:value="47.5306655">
            <text:p>47.5</text:p>
          </table:table-cell>
          <table:table-cell table:style-name="ce29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944">
            <text:p>42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3">
            <text:p>￥333.000</text:p>
          </table:table-cell>
          <table:table-cell table:style-name="ce17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0.944">
            <text:p>60.944</text:p>
          </table:table-cell>
          <table:table-cell table:style-name="ce24" table:formula="of:=[.G5]*[.H$1]" office:value-type="float" office:value="3.595696">
            <text:p>4</text:p>
          </table:table-cell>
          <table:table-cell table:style-name="ce29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48173702">
            <text:p>0.48173702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770">
            <text:p>￥59,770</text:p>
          </table:table-cell>
          <table:table-cell table:style-name="ce17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57153702">
            <text:p>0.57153702</text:p>
          </table:table-cell>
          <table:table-cell table:style-name="ce25" table:formula="of:=[.G6]*[.H$7]" office:value-type="float" office:value="0.028576851">
            <text:p>0.0286</text:p>
          </table:table-cell>
          <table:table-cell table:style-name="ce29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032.967290175">
            <text:p>￥24,03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37.9915629">
            <text:p>￥93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63.4045">
            <text:p>663.4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6" table:formula="of:=[.G4]*[.H$1]" office:value-type="float" office:value="47.790652">
            <text:p>47.8</text:p>
          </table:table-cell>
          <table:table-cell table:style-name="ce29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84.497890725">
            <text:p>￥23,484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2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4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6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2018/06/30</text:date>, <text:time>00:0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30T00:08:20</dc:date>
    <dc:creator>鈴木 豊樹</dc:creator>
    <meta:editing-duration>P2DT8H55M22S</meta:editing-duration>
    <meta:editing-cycles>214</meta:editing-cycles>
    <meta:generator>OpenOffice/4.1.5$Unix OpenOffice.org_project/415m1$Build-9789</meta:generator>
    <meta:document-statistic meta:table-count="82" meta:cell-count="5185" meta:object-count="0"/>
  </office:meta>
</office:document-meta>
</file>